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25-09-23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25-06-13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25-03-24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25-01-22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24-08-16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24-06-20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24-04-05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23-12-27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23-11-03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23-06-28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23-03-14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22-12-19 2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22-06-30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22-01-24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21-07-01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21-04-14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20-12-29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20-08-28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20-06-01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20-04-06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20-01-07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9-09-17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9-07-29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9-04-30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9-04-02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8-12-21 2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8-09-15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8-06-14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7-12-07 2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7-07-28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6-10-27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6-02-18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6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5-12-17 0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5-11-23 2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5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5-09-03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5-08-26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5-07-09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5-06-10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5-05-20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5-03-09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5-02-17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5-01-23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4-12-29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4-12-02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4-10-28 0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4-09-02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4-07-31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656" calcext:value-type="float">
            <text:p>20.4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4-06-30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4-05-2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4-04-25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4-03-28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4-02-28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3-12-30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3-11-15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3-10-25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3-09-26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3-08-28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3-07-22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3-06-13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3-05-17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3-04-30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3-03-21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3-02-21 2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3-01-2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2-12-31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2-11-08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2-10-31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2-09-28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2-06-29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2-05-29 2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2-04-26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2-03-13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1-11-21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1-10-3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1-09-19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1-07-19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1-05-26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1-04-19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1-03-07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1-01-28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0-12-13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0-08-09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0-06-17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0-04-23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0-02-12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10-01-14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09-11-13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09-10-13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09-08-13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09-08-03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09-06-2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09-05-12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09-04-02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09-02-0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09-01-09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08-12-05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08-11-21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08-10-24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08-09-1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08-08-0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08-07-08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08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08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08-04-04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08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08-01-11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07-12-10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07-11-16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07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07-09-07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07-08-17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07-07-06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07-06-18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07-05-18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07-04-20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07-03-16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07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06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06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06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06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06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06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06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0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0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06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05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05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05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0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05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05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05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05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05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0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05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05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04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200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1971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20119140101</text:p>
          </table:table-cell>
          <table:table-cell office:value-type="string" calcext:value-type="string">
            <text:p>102 <text:s/>N18 E24 36AABC1 <text:s text:c="3"/>D AND S</text:p>
          </table:table-cell>
          <table:table-cell office:value-type="string" calcext:value-type="string">
            <text:p>1971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12" meta:object-count="0"/>
    <meta:user-defined meta:name="AppVersion">3.0</meta:user-defined>
  </office:meta>
</office:document-meta>
</file>